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1e45d"/>
    </style:style>
    <style:style style:name="T1" style:family="text">
      <style:text-properties fo:language="ru" fo:country="RU" officeooo:rsid="0004f784"/>
    </style:style>
    <style:style style:name="T2" style:family="text">
      <style:text-properties fo:language="ru" fo:country="RU" officeooo:rsid="00051e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Я очень люблю котов. <office:annotation office:name="__Annotation__109_1216379438"><dc:creator>&lt;анонимный&gt;</dc:creator><dc:date>2017-12-19T16:41:21.978000000</dc:date><text:p text:style-name="P1"><text:span text:style-name="T3">Закомментированное предложение.</text:span></text:p></office:annotation>Коты — замечательные домашние животные,<office:annotation-end office:name="__Annotation__109_1216379438"/> кроме того, они отличные друзья.</text:span></text:p>
      <text:p text:style-name="P1"><text:span text:style-name="T1"><text:tab/>Еще мне нравятся хомяки, <office:annotation><dc:creator>&lt;анонимный&gt;</dc:creator><dc:date>2017-12-18T13:59:22</dc:date><text:p text:style-name="P2"><text:span text:style-name="T4">Комментарий без выделенного фрагмента.</text:span></text:p></office:annotation>они забавные и пу</text:span><text:span text:style-name="T2">ш</text:span><text:span text:style-name="T1">исты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S</meta:editing-duration>
    <meta:editing-cycles>3</meta:editing-cycles>
    <meta:generator>LibreOffice/5.1.1.3$Windows_X86_64 LibreOffice_project/89f508ef3ecebd2cfb8e1def0f0ba9a803b88a6d</meta:generator>
    <dc:date>2017-12-18T14:00:13.525000000</dc:date>
    <meta:document-statistic meta:table-count="0" meta:image-count="0" meta:object-count="0" meta:page-count="1" meta:paragraph-count="2" meta:word-count="21" meta:character-count="144" meta:non-whitespace-character-count="122"/>
    <meta:user-defined meta:name="Info 1"/>
    <meta:user-defined meta:name="Info 2"/>
    <meta:user-defined meta:name="Info 3"/>
    <meta:user-defined meta:name="Info 4"/>
  </office:meta>
</office:document-meta>
</file>